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25in"/>
    </style:style>
    <style:style style:name="TestCases.B" style:family="table-column">
      <style:table-column-properties style:column-width="2.875in"/>
    </style:style>
    <style:style style:name="TestCases.C" style:family="table-column">
      <style:table-column-properties style:column-width="1.3125in"/>
    </style:style>
    <style:style style:name="TestCases.D" style:family="table-column">
      <style:table-column-properties style:column-width="1.4896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367033" officeooo:paragraph-rsid="0036703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officeooo:rsid="0038156b" officeooo:paragraph-rsid="0038156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d79f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d79f" officeooo:paragraph-rsid="0036d79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703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2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3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4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25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6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officeooo:rsid="003c8f39" officeooo:paragraph-rsid="003c8f39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officeooo:rsid="003c8f39" officeooo:paragraph-rsid="003c8f39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2pt" officeooo:rsid="003c8f39" officeooo:paragraph-rsid="003c8f39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2pt" officeooo:rsid="003d1688" officeooo:paragraph-rsid="003d1688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2pt" officeooo:rsid="003e13e8" officeooo:paragraph-rsid="003e13e8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3d1688" officeooo:paragraph-rsid="003d168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c8f39" officeooo:paragraph-rsid="003c8f39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3d1688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d1688" officeooo:paragraph-rsid="003d1688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e13e8" officeooo:paragraph-rsid="003e13e8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officeooo:paragraph-rsid="003c8f39"/>
    </style:style>
    <style:style style:name="P39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40" style:family="paragraph" style:parent-style-name="Table_20_Contents">
      <style:paragraph-properties fo:text-align="start" style:justify-single-word="false"/>
      <style:text-properties officeooo:paragraph-rsid="003d1688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367033" officeooo:paragraph-rsid="002d10de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367033" officeooo:paragraph-rsid="003c8f39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367033" officeooo:paragraph-rsid="003d1688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367033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c8f39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e13e8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d1688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3c8f39" style:font-size-asian="12pt" style:font-size-complex="12pt"/>
    </style:style>
    <style:style style:name="T13" style:family="text">
      <style:text-properties style:font-name="Liberation Sans" fo:font-size="12pt" officeooo:rsid="003e13e8" style:font-size-asian="12pt" style:font-size-complex="12pt"/>
    </style:style>
    <style:style style:name="T14" style:family="text">
      <style:text-properties officeooo:rsid="002c9cd6"/>
    </style:style>
    <style:style style:name="T15" style:family="text">
      <style:text-properties officeooo:rsid="00229abe"/>
    </style:style>
    <style:style style:name="T16" style:family="text">
      <style:text-properties officeooo:rsid="00367033"/>
    </style:style>
    <style:style style:name="T17" style:family="text">
      <style:text-properties officeooo:rsid="0038156b"/>
    </style:style>
    <style:style style:name="T18" style:family="text">
      <style:text-properties officeooo:rsid="003bb759"/>
    </style:style>
    <style:style style:name="T19" style:family="text">
      <style:text-properties officeooo:rsid="003c8f39"/>
    </style:style>
    <style:style style:name="T20" style:family="text">
      <style:text-properties officeooo:rsid="0036d79f"/>
    </style:style>
    <style:style style:name="T21" style:family="text">
      <style:text-properties officeooo:rsid="003e13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8">7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25">Item</text:p>
          </table:table-cell>
          <table:table-cell table:style-name="Style.A1" office:value-type="string">
            <text:p text:style-name="P25">Notes</text:p>
          </table:table-cell>
          <table:table-cell table:style-name="Style.A1" office:value-type="string">
            <text:p text:style-name="P25">Points Possible</text:p>
          </table:table-cell>
          <table:table-cell table:style-name="Style.D1" office:value-type="string">
            <text:p text:style-name="P25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0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1">Variable names are meaningful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1">File <text:span text:style-name="T14">stream</text:span> is closed <text:span text:style-name="T19">in saveRoster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8"><text:span text:style-name="T1">Output is neat and readable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3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9">Arrays are correctly index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9"><text:span text:style-name="T20">M</text:span>ain function is not chang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27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26">Input</text:p>
          </table:table-cell>
          <table:table-cell table:style-name="TestCases.A1" office:value-type="string">
            <text:p text:style-name="P26">Expected Output</text:p>
          </table:table-cell>
          <table:table-cell table:style-name="TestCases.A1" office:value-type="string">
            <text:p text:style-name="P25">Points Possible</text:p>
          </table:table-cell>
          <table:table-cell table:style-name="TestCases.D1" office:value-type="string">
            <text:p text:style-name="P25">Points Earned</text:p>
          </table:table-cell>
        </table:table-row>
        <table:table-row>
          <table:table-cell table:style-name="TestCases.A2" office:value-type="string">
            <text:p text:style-name="P34">r</text:p>
          </table:table-cell>
          <table:table-cell table:style-name="TestCases.A2" office:value-type="string">
            <text:p text:style-name="P22"><text:span text:style-name="T3">c</text:span><text:span text:style-name="T2">out:</text:span></text:p>
            <text:p text:style-name="P41"><text:span text:style-name="T11">Name: Dr. George Strait</text:span></text:p>
            <text:p text:style-name="P41"><text:span text:style-name="T11">Department: Music</text:span>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30">n</text:p>
            <text:p text:style-name="P30">Lyndon</text:p>
            <text:p text:style-name="P30">Johnson</text:p>
            <text:p text:style-name="P30">President</text:p>
            <text:p text:style-name="P32"><text:span text:style-name="T21">E</text:span>ducation</text:p>
            <text:p text:style-name="P30">r</text:p>
          </table:table-cell>
          <table:table-cell table:style-name="TestCases.A2" office:value-type="string">
            <text:p text:style-name="P22"><text:span text:style-name="T3">c</text:span><text:span text:style-name="T2">out:</text:span></text:p>
            <text:p text:style-name="P42"><text:span text:style-name="T11">Name: Dr. George Strait</text:span></text:p>
            <text:p text:style-name="P42"><text:span text:style-name="T11">Department: Music</text:span></text:p>
            <text:p text:style-name="P38"><text:span text:style-name="T7"/></text:p>
            <text:p text:style-name="P38"><text:span text:style-name="T7">Name: </text:span><text:span text:style-name="T8">President Lyndon Johnson</text:span></text:p>
            <text:p text:style-name="P38"><text:span text:style-name="T7">Department: </text:span><text:span text:style-name="T9">Education</text:span>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31">n</text:p>
            <text:p text:style-name="P31">Tomas </text:p>
            <text:p text:style-name="P31">Rivera</text:p>
            <text:p text:style-name="P31">Dr.</text:p>
            <text:p text:style-name="P31">English</text:p>
            <text:p text:style-name="P31">r</text:p>
          </table:table-cell>
          <table:table-cell table:style-name="TestCases.A2" office:value-type="string">
            <text:p text:style-name="P24"><text:span text:style-name="T3">c</text:span><text:span text:style-name="T2">out:</text:span></text:p>
            <text:p text:style-name="P43"><text:span text:style-name="T11">Name: Dr. George Strait</text:span></text:p>
            <text:p text:style-name="P43"><text:span text:style-name="T11">Department: Music</text:span></text:p>
            <text:p text:style-name="P40"><text:span text:style-name="T7"/></text:p>
            <text:p text:style-name="P40"><text:span text:style-name="T7">Name: </text:span><text:span text:style-name="T8">President Lyndon Johnson</text:span></text:p>
            <text:p text:style-name="P40"><text:span text:style-name="T7">Department: </text:span><text:span text:style-name="T9">Education</text:span></text:p>
            <text:p text:style-name="P35"/>
            <text:p text:style-name="P36">Name: Dr. Thomas Rivera</text:p>
            <text:p text:style-name="P36">Department: English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30">q</text:p>
            <text:p text:style-name="P14"/>
          </table:table-cell>
          <table:table-cell table:style-name="TestCases.A2" office:value-type="string">
            <text:p text:style-name="P33"><text:span text:style-name="T15">f</text:span>ile:</text:p>
            <text:p text:style-name="P36">George Strait Dr. Music</text:p>
            <text:p text:style-name="P40"><text:span text:style-name="T10">Lyndon Johnson President </text:span><text:span text:style-name="T9">Education</text:span></text:p>
            <text:p text:style-name="P37">Thomas Rivera Dr. English</text:p>
          </table:table-cell>
          <table:table-cell table:style-name="TestCases.A2" office:value-type="string">
            <text:p text:style-name="P15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0-18T15:44:58.792913112</dc:date>
    <meta:editing-duration>P1DT5H27M42S</meta:editing-duration>
    <meta:editing-cycles>20</meta:editing-cycles>
    <meta:generator>LibreOffice/6.4.6.2$Linux_X86_64 LibreOffice_project/40$Build-2</meta:generator>
    <meta:document-statistic meta:table-count="2" meta:image-count="0" meta:object-count="0" meta:page-count="2" meta:paragraph-count="70" meta:word-count="144" meta:character-count="828" meta:non-whitespace-character-count="753"/>
  </office:meta>
</office:document-meta>
</file>